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draw:marker-start-width="0.227cm" draw:marker-end="Groty_20_strzałek_20_2" draw:marker-end-width="0.227cm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svg:stroke-width="0.028cm" draw:marker-start-width="0.242cm" draw:marker-end="Groty_20_strzałek_20_2" draw:marker-end-width="0.242cm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draw:marker-start-width="0.242cm" draw:marker-end-width="0.242cm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marker-end="Groty_20_strzałek_20_2" draw:textarea-vertical-align="middle"/>
    </style:style>
    <style:style style:name="gr5" style:family="graphic" style:parent-style-name="standard">
      <style:graphic-properties draw:marker-start="Groty_20_strzałek_20_2" draw:textarea-vertical-align="middle"/>
    </style:style>
    <style:style style:name="gr6" style:family="graphic" style:parent-style-name="standard">
      <style:graphic-properties svg:stroke-width="0.035cm" draw:marker-start-width="0.251cm" draw:marker-end="Groty_20_strzałek_20_2" draw:marker-end-width="0.251cm" draw:textarea-vertical-align="middle" fo:padding-top="0.141cm" fo:padding-bottom="0.141cm" fo:padding-left="0.266cm" fo:padding-right="0.266cm"/>
    </style:style>
    <style:style style:name="gr7" style:family="graphic" style:parent-style-name="standard">
      <style:graphic-properties svg:stroke-width="0.035cm" draw:marker-start="" draw:marker-start-width="0.252cm" draw:marker-end="Groty_20_strzałek_20_2" draw:marker-end-width="0.252cm" draw:textarea-vertical-align="middle" fo:padding-top="0.142cm" fo:padding-bottom="0.142cm" fo:padding-left="0.267cm" fo:padding-right="0.267cm"/>
    </style:style>
    <style:style style:name="co1" style:family="table-column">
      <style:table-column-properties style:column-width="1.589cm" style:use-optimal-column-width="false"/>
    </style:style>
    <style:style style:name="co2" style:family="table-column">
      <style:table-column-properties style:column-width="5.278cm" style:use-optimal-column-width="false"/>
    </style:style>
    <style:style style:name="co3" style:family="table-column">
      <style:table-column-properties style:column-width="1.782cm" style:use-optimal-column-width="false"/>
    </style:style>
    <style:style style:name="co4" style:family="table-column">
      <style:table-column-properties style:column-width="4.916cm" style:use-optimal-column-width="false"/>
    </style:style>
    <style:style style:name="co5" style:family="table-column">
      <style:table-column-properties style:column-width="1.541cm" style:use-optimal-column-width="false"/>
    </style:style>
    <style:style style:name="co6" style:family="table-column">
      <style:table-column-properties style:column-width="4.149cm" style:use-optimal-column-width="false"/>
    </style:style>
    <style:style style:name="co7" style:family="table-column">
      <style:table-column-properties style:column-width="2.025cm" style:use-optimal-column-width="false"/>
    </style:style>
    <style:style style:name="co8" style:family="table-column">
      <style:table-column-properties style:column-width="5.59cm" style:use-optimal-column-width="false"/>
    </style:style>
    <style:style style:name="co9" style:family="table-column">
      <style:table-column-properties style:column-width="1.844cm" style:use-optimal-column-width="false"/>
    </style:style>
    <style:style style:name="co10" style:family="table-column">
      <style:table-column-properties style:column-width="5.09cm" style:use-optimal-column-width="false"/>
    </style:style>
    <style:style style:name="co11" style:family="table-column">
      <style:table-column-properties style:column-width="1.531cm" style:use-optimal-column-width="false"/>
    </style:style>
    <style:style style:name="co12" style:family="table-column">
      <style:table-column-properties style:column-width="6.084cm" style:use-optimal-column-width="false"/>
    </style:style>
    <style:style style:name="ro1" style:family="table-row">
      <style:table-row-properties style:row-height="0.865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378cm" style:use-optimal-row-height="false"/>
    </style:style>
    <style:style style:name="ro4" style:family="table-row">
      <style:table-row-properties style:row-height="0.91cm" style:use-optimal-row-height="false"/>
    </style:style>
    <style:style style:name="ro5" style:family="table-row">
      <style:table-row-properties style:row-height="0.776cm" style:use-optimal-row-height="false"/>
    </style:style>
    <style:style style:name="ro6" style:family="table-row">
      <style:table-row-properties style:row-height="0cm" style:use-optimal-row-height="true"/>
    </style:style>
    <style:style style:name="ro7" style:family="table-row">
      <style:table-row-properties style:row-height="1.584cm" style:use-optimal-row-height="false"/>
    </style:style>
    <style:style style:name="ro8" style:family="table-row">
      <style:table-row-properties style:row-height="1.586cm" style:use-optimal-row-height="false"/>
    </style:style>
    <style:style style:name="ro9" style:family="table-row">
      <style:table-row-properties style:row-height="0.886cm" style:use-optimal-row-height="false"/>
    </style:style>
    <style:style style:name="ro10" style:family="table-row">
      <style:table-row-properties style:row-height="1.232cm" style:use-optimal-row-height="false"/>
    </style:style>
    <style:style style:name="ro11" style:family="table-row">
      <style:table-row-properties style:row-height="1.231cm" style:use-optimal-row-height="false"/>
    </style:style>
    <style:style style:name="ro12" style:family="table-row">
      <style:table-row-properties style:row-height="0.961cm" style:use-optimal-row-height="false"/>
    </style:style>
    <style:style style:name="ro13" style:family="table-row">
      <style:table-row-properties style:row-height="1.638cm" style:use-optimal-row-height="false"/>
    </style:style>
    <style:style style:name="ro14" style:family="table-row">
      <style:table-row-properties style:row-height="1.086cm" style:use-optimal-row-height="false"/>
    </style:style>
    <style:style style:name="ro15" style:family="table-row">
      <style:table-row-properties style:row-height="1.831cm" style:use-optimal-row-height="false"/>
    </style:style>
    <style:style style:name="ro16" style:family="table-row">
      <style:table-row-properties style:row-height="1.774cm" style:use-optimal-row-height="false"/>
    </style:style>
    <style:style style:name="ce1" style:family="table-cell">
      <style:text-properties fo:font-style="italic" style:font-style-asian="italic" style:font-style-complex="italic"/>
    </style:style>
    <style:style style:name="P1" style:family="paragraph">
      <style:text-properties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standard" xml:id="id2" draw:id="id2" draw:layer="layout" svg:width="6.866cm" svg:height="6.803cm" svg:x="26.439cm" svg:y="14.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>zwierze</text:p>
              </table:table-cell>
              <table:covered-table-cell/>
            </table:table-row>
            <table:table-row table:style-name="ro2">
              <table:table-cell table:style-name="ce1">
                <text:p text:style-name="P1"><text:span text:style-name="T1">PK</text:span></text:p>
              </table:table-cell>
              <table:table-cell table:style-name="gray2">
                <text:p>id</text:p>
              </table:table-cell>
            </table:table-row>
            <table:table-row table:style-name="ro2">
              <table:table-cell table:style-name="ce1">
                <text:p text:style-name="P1">FK</text:p>
              </table:table-cell>
              <table:table-cell table:style-name="gray1">
                <text:p>opiekun_fk</text:p>
              </table:table-cell>
            </table:table-row>
            <table:table-row table:style-name="ro2" table:default-cell-style-name="gray2">
              <table:table-cell/>
              <table:table-cell>
                <text:p>imie</text:p>
              </table:table-cell>
            </table:table-row>
            <table:table-row table:style-name="ro2" table:default-cell-style-name="gray1">
              <table:table-cell/>
              <table:table-cell>
                <text:p>gatunek</text:p>
              </table:table-cell>
            </table:table-row>
            <table:table-row table:style-name="ro2" table:default-cell-style-name="gray2">
              <table:table-cell/>
              <table:table-cell>
                <text:p>data_urodzenia</text:p>
              </table:table-cell>
            </table:table-row>
            <table:table-row table:style-name="ro2" table:default-cell-style-name="gray1">
              <table:table-cell>
                <text:p>FK</text:p>
              </table:table-cell>
              <table:table-cell>
                <text:p>klatka_fk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" draw:id="id3" draw:layer="layout" svg:width="6.697cm" svg:height="7.455cm" svg:x="17.361cm" svg:y="14.89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 table:number-columns-spanned="2">
                <text:p>opiekun</text:p>
              </table:table-cell>
              <table:covered-table-cell/>
            </table:table-row>
            <table:table-row table:style-name="ro2">
              <table:table-cell table:style-name="ce1">
                <text:p text:style-name="P1"><text:span text:style-name="T1">PK</text:span></text:p>
              </table:table-cell>
              <table:table-cell table:style-name="gray2">
                <text:p>pesel</text:p>
              </table:table-cell>
            </table:table-row>
            <table:table-row table:style-name="ro3" table:default-cell-style-name="gray1">
              <table:table-cell/>
              <table:table-cell>
                <text:p>imie</text:p>
              </table:table-cell>
            </table:table-row>
            <table:table-row table:style-name="ro3" table:default-cell-style-name="gray2">
              <table:table-cell/>
              <table:table-cell>
                <text:p>nazwisko</text:p>
              </table:table-cell>
            </table:table-row>
            <table:table-row table:style-name="ro3" table:default-cell-style-name="gray1">
              <table:table-cell/>
              <table:table-cell>
                <text:p>nr_telefonu</text:p>
              </table:table-cell>
            </table:table-row>
            <table:table-row table:style-name="ro3" table:default-cell-style-name="gray2">
              <table:table-cell/>
              <table:table-cell>
                <text:p>Adres email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1" draw:id="id1" draw:layer="layout" svg:width="5.689cm" svg:height="3.887cm" svg:x="26.615cm" svg:y="9.3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gray3">
              <table:table-cell table:number-columns-spanned="2">
                <text:p>klatka</text:p>
              </table:table-cell>
              <table:covered-table-cell/>
            </table:table-row>
            <table:table-row table:style-name="ro2">
              <table:table-cell table:style-name="ce1">
                <text:p text:style-name="P1"><text:span text:style-name="T1">PK</text:span></text:p>
              </table:table-cell>
              <table:table-cell table:style-name="gray2">
                <text:p>id</text:p>
              </table:table-cell>
            </table:table-row>
            <table:table-row table:style-name="ro5" table:default-cell-style-name="gray1">
              <table:table-cell/>
              <table:table-cell>
                <text:p>wielkosc</text:p>
              </table:table-cell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xml:id="id5" draw:id="id5" draw:layer="layout" svg:width="7.614cm" svg:height="8.382cm" svg:x="46.536cm" svg:y="14.017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2" table:default-cell-style-name="gray3">
              <table:table-cell table:number-columns-spanned="2">
                <text:p>badanie</text:p>
              </table:table-cell>
              <table:covered-table-cell/>
            </table:table-row>
            <table:table-row table:style-name="ro6">
              <table:table-cell table:style-name="ce1">
                <text:p text:style-name="P1"><text:span text:style-name="T1">PK FK</text:span></text:p>
              </table:table-cell>
              <table:table-cell table:style-name="gray2">
                <text:p>zwierze_fk</text:p>
              </table:table-cell>
            </table:table-row>
            <table:table-row table:style-name="ro6">
              <table:table-cell table:style-name="ce1">
                <text:p text:style-name="P1"><text:span text:style-name="T1">PK</text:span></text:p>
              </table:table-cell>
              <table:table-cell table:style-name="gray1">
                <text:p>dzien</text:p>
              </table:table-cell>
            </table:table-row>
            <table:table-row table:style-name="ro7" table:default-cell-style-name="gray2">
              <table:table-cell/>
              <table:table-cell>
                <text:p>godzina</text:p>
              </table:table-cell>
            </table:table-row>
            <table:table-row table:style-name="ro8">
              <table:table-cell table:style-name="ce1">
                <text:p text:style-name="P1"><text:span text:style-name="T1">FK</text:span></text:p>
              </table:table-cell>
              <table:table-cell table:style-name="gray1">
                <text:p>weterynarz_fk</text:p>
              </table:table-cell>
            </table:table-row>
            <table:table-row table:style-name="ro8">
              <table:table-cell table:style-name="ce1">
                <text:p text:style-name="P1"><text:span text:style-name="T1">FK</text:span></text:p>
              </table:table-cell>
              <table:table-cell table:style-name="gray2">
                <text:p>karta_badan_fk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6" draw:id="id6" draw:layer="layout" svg:width="6.933cm" svg:height="5.378cm" svg:x="46.865cm" svg:y="6.87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9" table:default-cell-style-name="gray3">
              <table:table-cell table:number-columns-spanned="2">
                <text:p>weterynarz</text:p>
              </table:table-cell>
              <table:covered-table-cell/>
            </table:table-row>
            <table:table-row table:style-name="ro6">
              <table:table-cell table:style-name="ce1">
                <text:p text:style-name="P1"><text:span text:style-name="T1">PK</text:span></text:p>
              </table:table-cell>
              <table:table-cell table:style-name="gray2">
                <text:p>pesel</text:p>
              </table:table-cell>
            </table:table-row>
            <table:table-row table:style-name="ro6" table:default-cell-style-name="gray1">
              <table:table-cell/>
              <table:table-cell>
                <text:p>imie</text:p>
              </table:table-cell>
            </table:table-row>
            <table:table-row table:style-name="ro10" table:default-cell-style-name="gray2">
              <table:table-cell/>
              <table:table-cell>
                <text:p>nazwisko</text:p>
              </table:table-cell>
            </table:table-row>
            <table:table-row table:style-name="ro11" table:default-cell-style-name="gray1">
              <table:table-cell/>
              <table:table-cell>
                <text:p>specjalizacja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8" draw:id="id8" draw:layer="layout" svg:width="7.614cm" svg:height="4.247cm" svg:x="36.103cm" svg:y="23.18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2" table:default-cell-style-name="gray3">
              <table:table-cell table:number-columns-spanned="2">
                <text:p>pozywienie</text:p>
              </table:table-cell>
              <table:covered-table-cell/>
            </table:table-row>
            <table:table-row table:style-name="ro13">
              <table:table-cell table:style-name="ce1">
                <text:p text:style-name="P1"><text:span text:style-name="T1">PK</text:span></text:p>
              </table:table-cell>
              <table:table-cell table:style-name="gray2">
                <text:p>id</text:p>
              </table:table-cell>
            </table:table-row>
            <table:table-row table:style-name="ro13">
              <table:table-cell table:style-name="ce1"/>
              <table:table-cell table:style-name="gray1">
                <text:p>nazwa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4" draw:id="id4" draw:layer="layout" svg:width="7.614cm" svg:height="5.776cm" svg:x="36.55cm" svg:y="15.30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4" table:default-cell-style-name="gray3">
              <table:table-cell table:number-columns-spanned="2">
                <text:p>karta_badan</text:p>
              </table:table-cell>
              <table:covered-table-cell/>
            </table:table-row>
            <table:table-row table:style-name="ro15">
              <table:table-cell table:style-name="ce1">
                <text:p text:style-name="P1"><text:span text:style-name="T1">PK</text:span></text:p>
              </table:table-cell>
              <table:table-cell table:style-name="gray2">
                <text:p>id</text:p>
              </table:table-cell>
            </table:table-row>
            <table:table-row table:style-name="ro14">
              <table:table-cell table:style-name="ce1">
                <text:p text:style-name="P1"><text:span text:style-name="T1">FK</text:span></text:p>
              </table:table-cell>
              <table:table-cell table:style-name="gray1">
                <text:p>zwierze_fk</text:p>
              </table:table-cell>
            </table:table-row>
            <table:table-row table:style-name="ro16" table:default-cell-style-name="gray2">
              <table:table-cell/>
              <table:table-cell>
                <text:p>czy_chory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1" draw:text-style-name="P2" draw:layer="layout" svg:x1="29.459cm" svg:y1="13.277cm" svg:x2="29.872cm" svg:y2="14.79cm" draw:start-shape="id1" draw:start-glue-point="2" draw:end-shape="id2" draw:end-glue-point="0" svg:d="M29459 13277v757h413v756" svg:viewBox="0 0 414 1514">
          <text:p/>
        </draw:connector>
        <draw:connector draw:style-name="gr2" draw:text-style-name="P3" draw:layer="layout" svg:x1="24.058cm" svg:y1="18.626cm" svg:x2="26.439cm" svg:y2="18.191cm" draw:start-shape="id3" draw:start-glue-point="1" draw:end-shape="id2" draw:end-glue-point="3" svg:d="M24058 18626h1191v-435h1190" svg:viewBox="0 0 2382 436">
          <text:p/>
        </draw:connector>
        <draw:connector draw:style-name="gr3" draw:text-style-name="P2" draw:layer="layout" svg:x1="33.305cm" svg:y1="18.191cm" svg:x2="36.55cm" svg:y2="18.193cm" draw:start-shape="id2" draw:start-glue-point="1" draw:end-shape="id4" draw:end-glue-point="3" svg:d="M33305 18191h1623v2h1622" svg:viewBox="0 0 3246 3">
          <text:p/>
        </draw:connector>
        <draw:connector draw:style-name="gr4" draw:text-style-name="P2" draw:layer="layout" svg:x1="44.164cm" svg:y1="18.193cm" svg:x2="46.536cm" svg:y2="18.208cm" draw:start-shape="id4" draw:start-glue-point="1" draw:end-shape="id5" draw:end-glue-point="3" svg:d="M44164 18193h1187v15h1185" svg:viewBox="0 0 2373 16">
          <text:p/>
        </draw:connector>
        <draw:connector draw:style-name="gr5" draw:text-style-name="P2" draw:layer="layout" svg:x1="50.343cm" svg:y1="14.017cm" svg:x2="50.331cm" svg:y2="12.252cm" draw:start-shape="id5" draw:start-glue-point="0" draw:end-shape="id6" draw:end-glue-point="2" svg:d="M50343 14017v-882h-12v-883" svg:viewBox="0 0 13 1766">
          <text:p/>
        </draw:connector>
        <draw:frame draw:style-name="standard" xml:id="id7" draw:id="id7" draw:layer="layout" svg:width="7.614cm" svg:height="10.539cm" svg:x="25.692cm" svg:y="22.71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2" table:default-cell-style-name="gray3">
              <table:table-cell table:number-columns-spanned="2">
                <text:p>karmienie</text:p>
              </table:table-cell>
              <table:covered-table-cell/>
            </table:table-row>
            <table:table-row table:style-name="ro13">
              <table:table-cell table:style-name="ce1">
                <text:p text:style-name="P1"><text:span text:style-name="T1">PK</text:span></text:p>
              </table:table-cell>
              <table:table-cell table:style-name="gray2">
                <text:p>id</text:p>
              </table:table-cell>
            </table:table-row>
            <table:table-row table:style-name="ro8">
              <table:table-cell table:style-name="ce1">
                <text:p text:style-name="P1"><text:span text:style-name="T1">FK</text:span></text:p>
              </table:table-cell>
              <table:table-cell table:style-name="gray1">
                <text:p>pozywienie_fk</text:p>
              </table:table-cell>
            </table:table-row>
            <table:table-row table:style-name="ro8">
              <table:table-cell table:style-name="ce1">
                <text:p text:style-name="P1">FK</text:p>
              </table:table-cell>
              <table:table-cell table:style-name="gray2">
                <text:p>zwierze_fk</text:p>
              </table:table-cell>
            </table:table-row>
            <table:table-row table:style-name="ro8" table:default-cell-style-name="gray1">
              <table:table-cell/>
              <table:table-cell>
                <text:p>dzien</text:p>
              </table:table-cell>
            </table:table-row>
            <table:table-row table:style-name="ro8" table:default-cell-style-name="gray2">
              <table:table-cell/>
              <table:table-cell>
                <text:p>godzina</text:p>
              </table:table-cell>
            </table:table-row>
            <table:table-row table:style-name="ro8" table:default-cell-style-name="gray1">
              <table:table-cell/>
              <table:table-cell>
                <text:p>waga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6" draw:text-style-name="P2" draw:layer="layout" svg:x1="29.872cm" svg:y1="21.593cm" svg:x2="29.499cm" svg:y2="22.71cm" draw:start-shape="id2" draw:start-glue-point="2" draw:end-shape="id7" draw:end-glue-point="0" svg:d="M29872 21593v559h-373v558" svg:viewBox="0 0 374 1118">
          <text:p/>
        </draw:connector>
        <draw:connector draw:style-name="gr7" draw:text-style-name="P2" draw:layer="layout" svg:x1="36.103cm" svg:y1="25.303cm" svg:x2="33.306cm" svg:y2="27.979cm" draw:start-shape="id8" draw:start-glue-point="3" draw:end-shape="id7" draw:end-glue-point="1" svg:d="M36103 25303h-1398v2676h-1399" svg:viewBox="0 0 2798 267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Groty_20_strzałek_20_2" draw:display-name="Groty strzałek 2" svg:viewBox="0 0 3000 3000" svg:d="M1500 3000l1500-2789v-211h-114l-1286 2392v-2392h-200v2392l-1286-2392h-114v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100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05T09:42:17.128000000</meta:creation-date>
    <dc:date>2025-03-05T09:46:39.835000000</dc:date>
    <meta:editing-duration>PT1H4M13S</meta:editing-duration>
    <meta:editing-cycles>25</meta:editing-cycles>
    <meta:generator>LibreOffice/7.2.2.2$Windows_X86_64 LibreOffice_project/02b2acce88a210515b4a5bb2e46cbfb63fe97d56</meta:generator>
    <meta:document-statistic meta:object-count="15"/>
  </office:meta>
</office:document-meta>
</file>